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61ce8" officeooo:paragraph-rsid="00061ce8"/>
    </style:style>
    <style:style style:name="P2" style:family="paragraph" style:parent-style-name="Standard">
      <style:text-properties officeooo:rsid="00061ce8" officeooo:paragraph-rsid="00061ce8"/>
    </style:style>
    <style:style style:name="P3" style:family="paragraph" style:parent-style-name="Standard">
      <style:text-properties officeooo:rsid="00085bd3" officeooo:paragraph-rsid="00085bd3"/>
    </style:style>
    <style:style style:name="P4" style:family="paragraph" style:parent-style-name="Standard">
      <style:text-properties officeooo:rsid="0009b8ba" officeooo:paragraph-rsid="0009b8ba"/>
    </style:style>
    <style:style style:name="P5" style:family="paragraph" style:parent-style-name="Text_20_body" style:list-style-name="L1"/>
    <style:style style:name="P6" style:family="paragraph" style:parent-style-name="Text_20_body">
      <style:text-properties officeooo:rsid="0009b8ba" officeooo:paragraph-rsid="0009b8ba"/>
    </style:style>
    <style:style style:name="P7" style:family="paragraph" style:parent-style-name="Text_20_body" style:list-style-name="L1">
      <style:paragraph-properties fo:margin-top="0in" fo:margin-bottom="0in" loext:contextual-spacing="false"/>
    </style:style>
    <style:style style:name="T1" style:family="text">
      <style:text-properties officeooo:rsid="000712c2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SIDE THE BODY <text:span text:style-name="T1">(after the first div)</text:span></text:p>
      <text:p text:style-name="P1"/>
      <text:p text:style-name="P1">&lt;div&gt;</text:p>
      <text:p text:style-name="P1"><text:s text:c="12"/>&lt;p&gt;published: 16.05.2017, 22:07&lt;/p&gt;</text:p>
      <text:p text:style-name="P1"><text:s text:c="12"/>&lt;h2&gt;&lt;a href=""&gt;My first post&lt;/a&gt;&lt;/h2&gt;</text:p>
      <text:p text:style-name="P1"><text:s text:c="12"/>&lt;p&gt;I am working on Django Girls' really intuitive tutorials.&lt;br&gt; This is my first blog post. In it we'll talk about fables...&lt;br&gt;A fable is a short story, typically with animals as characters, conveying a moral. For instance Aesop's fables.&lt;br&gt;&lt;em&gt;Who is Aesop?&lt;/em&gt; Aesop is the name of the man credited with the authorship of a collection or book of <text:s/>fables.&lt;br&gt; Aesop was a slave who many believe lived in Samos,&lt;br&gt; a Greek island in the eastern Aegean Sea but others say he came from Ethiopia.&lt;br&gt; The name of his first owner was Xanthus. It is believed that he eventually became a free man.&lt;br&gt; In Aesop's biography Planudes describes Aesop an ugly, deformed dwarf, &lt;br&gt;and the famous marble statue at the Villa Albani in Rome depicts Aesop accordingly.&lt;br&gt;Stay tuned,we will read one of his stories in the next post.&lt;/p&gt;</text:p>
      <text:p text:style-name="P1"><text:s text:c="8"/>&lt;/div&gt;</text:p>
      <text:p text:style-name="P1"/>
      <text:p text:style-name="P1"><text:s text:c="8"/>&lt;div&gt;</text:p>
      <text:p text:style-name="P1"><text:s text:c="12"/>&lt;p&gt;published: 16.05.2017, 22:07&lt;/p&gt;</text:p>
      <text:p text:style-name="P1"><text:s text:c="12"/>&lt;h2&gt;&lt;a href=""&gt;My second post&lt;/a&gt;&lt;/h2&gt;</text:p>
      <text:p text:style-name="P1"><text:s text:c="12"/>&lt;p&gt;Hi there, it's great to see you again. As promised from last week,&lt;br&gt; let's dive right into Aesop's fable...We'll be kicking it old school;)&lt;/p&gt;</text:p>
      <text:p text:style-name="P1"/>
      <text:p text:style-name="P1"><text:tab/><text:tab/><text:tab/>&lt;p&gt;WHEN the fox and the lion first happen’d to meet,&lt;/p&gt;</text:p>
      <text:p text:style-name="P1"><text:tab/><text:tab/><text:tab/>&lt;p&gt;Poor Reynard fell down at his majesty’s feet,&lt;/p&gt;</text:p>
      <text:p text:style-name="P1"><text:tab/><text:tab/><text:tab/>&lt;p&gt;So great was the terror inspired;&lt;/p&gt;</text:p>
      <text:p text:style-name="P1"><text:tab/><text:tab/><text:tab/>&lt;p&gt;But the next time he met him, not quite so afraid,&lt;/p&gt;</text:p>
      <text:p text:style-name="P1"><text:tab/><text:tab/><text:tab/>&lt;p&gt;When the lion approach’d an obeisance he made,&lt;/p&gt;</text:p>
      <text:p text:style-name="P1"><text:tab/><text:tab/><text:tab/>&lt;p&gt;And after his health he inquired.&lt;/p&gt;&lt;br&gt;</text:p>
      <text:p text:style-name="P1"/>
      <text:p text:style-name="P1"><text:tab/><text:tab/><text:tab/>&lt;p&gt;But the third time he met him, “Old crony,” said he,&lt;/p&gt;</text:p>
      <text:p text:style-name="P1"><text:tab/><text:tab/><text:tab/>&lt;p&gt;“Pray whither so fast? I must say, to be free,&lt;/p&gt;</text:p>
      <text:p text:style-name="P1"><text:tab/><text:tab/><text:tab/>&lt;p&gt;That you’re grown somewhat cool and unkind.”&lt;/p&gt;</text:p>
      <text:p text:style-name="P1"><text:tab/><text:tab/><text:tab/>&lt;p&gt;The dignified lion deign’d not a reply;&lt;/p&gt;</text:p>
      <text:p text:style-name="P1"><text:tab/><text:tab/><text:tab/>&lt;p&gt;But taking the fox to a river hard by,&lt;/p&gt;</text:p>
      <text:p text:style-name="P1"><text:tab/><text:tab/><text:tab/>&lt;p&gt;Cool’d him, both in body and mind.&lt;/p&gt;</text:p>
      <text:p text:style-name="P1"/>
      <text:p text:style-name="P1"><text:tab/><text:tab/><text:tab/>&lt;p&gt;Thought the fox, whilst emerging in woe-begone state,&lt;/p&gt;</text:p>
      <text:p text:style-name="P1"><text:tab/><text:tab/><text:tab/>&lt;p&gt;“This comes of one’s making too free with the great.”.&lt;/p&gt;</text:p>
      <text:p text:style-name="P1"><text:s text:c="8"/>&lt;/div&gt;</text:p>
      <text:p text:style-name="P1"/>
      <text:p text:style-name="P1"/>
      <text:p text:style-name="P1"/>
      <text:p text:style-name="P3">HILLSONG YOUNG AND FREE</text:p>
      <text:p text:style-name="P3"><text:a xlink:type="simple" xlink:href="https://www.youtube.com/watch?v=cwoZ-ntsRgM" text:style-name="Internet_20_link" text:visited-style-name="Visited_20_Internet_20_Link">https://www.youtube.com/watch?v=cwoZ-ntsRgM</text:a></text:p>
      <text:p text:style-name="P3"><text:a xlink:type="simple" xlink:href="https://www.youtube.com/watch?v=fz1vGNMvQOU" text:style-name="Internet_20_link" text:visited-style-name="Visited_20_Internet_20_Link">https://www.youtube.com/watch?v=fz1vGNMvQOU</text:a></text:p>
      <text:p text:style-name="P4"><text:a xlink:type="simple" xlink:href="https://www.youtube.com/watch?v=6jgADZwP4S8" text:style-name="Internet_20_link" text:visited-style-name="Visited_20_Internet_20_Link">https://www.youtube.com/watch?v=6jgADZwP4S8</text:a></text:p>
      <text:p text:style-name="P4"><text:a xlink:type="simple" xlink:href="https://www.youtube.com/watch?v=I8d7dHGe3pw" text:style-name="Internet_20_link" text:visited-style-name="Visited_20_Internet_20_Link">https://www.youtube.com/watch?v=I8d7dHGe3pw</text:a></text:p>
      <text:p text:style-name="P4"/>
      <text:p text:style-name="P4"/>
      <text:p text:style-name="P6"><text:soft-page-break/>To make a form work we need several things:</text:p>
      <text:list xml:id="list8237587004236699747" text:style-name="L1">
        <text:list-item>
          <text:p text:style-name="P7">We have to display the form. We can do that with (for example) a simple <text:span text:style-name="Source_20_Text">{{ form.as_p }}</text:span>. </text:p>
        </text:list-item>
        <text:list-item>
          <text:p text:style-name="P7">The line above needs to be wrapped with an HTML form tag: <text:span text:style-name="Source_20_Text">&lt;form method="POST"&gt;...&lt;/form&gt;</text:span>. </text:p>
        </text:list-item>
        <text:list-item>
          <text:p text:style-name="P7">We need a <text:span text:style-name="Source_20_Text">Save</text:span> button. We do that with an HTML button: <text:span text:style-name="Source_20_Text">&lt;button type="submit"&gt;Save&lt;/button&gt;</text:span>. </text:p>
        </text:list-item>
        <text:list-item>
          <text:p text:style-name="P5">And finally, just after the opening <text:span text:style-name="Source_20_Text">&lt;form ...&gt;</text:span> tag we need to add <text:span text:style-name="Source_20_Text">{% csrf_token %}</text:span>. This is very important, since it makes your forms secure! If you forget about this bit, Django will complain when you try to save the form: </text:p>
        </text:list-item>
      </text:list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8T10:39:30.348769124</meta:creation-date>
    <dc:date>2017-05-18T15:38:14.049136324</dc:date>
    <meta:editing-duration>PT40M29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2" meta:paragraph-count="35" meta:word-count="412" meta:character-count="2772" meta:non-whitespace-character-count="2256"/>
  </office:meta>
</office:document-meta>
</file>